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Range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Kit</text:p>
          </table:table-cell>
          <table:table-cell table:style-name="ce4" office:value-type="string" calcext:value-type="string">
            <text:p>Engine</text:p>
          </table:table-cell>
          <table:table-cell table:style-name="ce4" office:value-type="string" calcext:value-type="string">
            <text:p>Insert</text:p>
          </table:table-cell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Function / Description</text:p>
          </table:table-cell>
          <table:table-cell table:style-name="ce4" table:number-columns-repeated="1016"/>
        </table:table-row>
        <table:table-row table:style-name="ro1">
          <table:table-cell table:style-name="ce1"/>
          <table:table-cell table:style-name="ce4" table:number-columns-repeated="1023"/>
        </table:table-row>
        <table:table-row table:style-name="ro1">
          <table:table-cell table:number-columns-repeated="7"/>
          <table:table-cell table:style-name="ce3" table:number-columns-repeated="1017"/>
        </table:table-row>
        <table:table-row table:style-name="ro1">
          <table:table-cell table:number-columns-repeated="7"/>
          <table:table-cell table:style-name="ce4" office:value-type="string" calcext:value-type="string">
            <text:p>Top level contro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6,32,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36-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Vector control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-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, 14-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Main part contro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36-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,2,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Controll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4-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000-640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Instrument edit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Kit edit window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3"/>
          <table:table-cell table:style-name="ce6" office:value-type="string" calcext:value-type="string">
            <text:p>For controls 8 to 24 kit number is OR’d with 3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AddSynth main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AddSynth voice window – voice numbers 0 to 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8192-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-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192-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SubSynth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table:style-name="ce3" table:formula="of:=-64-63" office:value-type="float" office:value="-127" calcext:value-type="float">
            <text:p>-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Harmonics inser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bandwidt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PadSynth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nverse half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638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8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Oscillators window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192 + (0 to 7) for AddSynth voice modula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2 for PadSyn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64-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Ilmt, Clip, Asym2, Pow2, Sgm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Cos, Sin, Lsh, 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64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Harmonics ins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phas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Resonance win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Graph Inse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6" office:value-type="string" calcext:value-type="string">
            <text:p>Point (control) amplitud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LFO inse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Engine is 192 + (0 to 7) for AddSynth voice modulator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Engine is 2 for PadSynt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1 is Frequency LFO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2 is Filter LF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.0-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Filter parameters inser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2"/>
          <table:table-cell table:style-name="ce6" office:value-type="string" calcext:value-type="string">
            <text:p>This must be 136 for the filter component of DynFilte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Formant edit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style-name="ce6" office:value-type="string" calcext:value-type="string">
            <text:p>Parameter &amp; 0x1f is the formant numbe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6" office:value-type="string" calcext:value-type="string">
            <text:p>Parameter &gt;&gt; 5 is the vowel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plitud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-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-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quence position (sequence siz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Envelope inser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1 is Frequency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2 is Filter envelop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Parameter 3 is Bandwidth envelope (SubSynth only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Freem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add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delete po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0 to 63</text:p>
          </table:table-cell>
          <table:table-cell table:style-name="ce5" office:value-type="string" calcext:value-type="string">
            <text:p>0 to 15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office:value-type="string" calcext:value-type="string">
            <text:p>Sustain limited by number of actual poin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Insertion Effect Selecto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0-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2-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System Effect Selecto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0-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" office:value-type="string" calcext:value-type="string">
            <text:p>Sen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-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Effect Insert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241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For insertion effects part number is 242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Normal part effects are numbers 0 to 6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/>
          <table:table-cell table:style-name="Default"/>
          <table:table-cell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6"/>
        </table:table-row>
        <table:table-row table:style-name="ro1" table:number-rows-repeated="10481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9:45:43.777761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8-12T19:48:24.974960034</dc:date>
    <meta:editing-duration>P1DT1H23M22S</meta:editing-duration>
    <meta:editing-cycles>118</meta:editing-cycles>
    <meta:generator>LibreOffice/5.1.5.2$Linux_X86_64 LibreOffice_project/10m0$Build-2</meta:generator>
    <meta:document-statistic meta:table-count="1" meta:cell-count="2490" meta:object-count="0"/>
  </office:meta>
</office:document-meta>
</file>